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automatic-styles>
    <style:style style:name="tabela_5f_comeco" style:display-name="tabela_comeco" style:family="table">
      <style:table-properties style:width="19.295cm" fo:margin-left="0cm" table:align="left"/>
    </style:style>
    <style:style style:name="tabela_5f_comeco.A" style:display-name="tabela_comeco.A" style:family="table-column">
      <style:table-column-properties style:column-width="6.766cm"/>
    </style:style>
    <style:style style:name="tabela_5f_comeco.B" style:display-name="tabela_comeco.B" style:family="table-column">
      <style:table-column-properties style:column-width="6.595cm"/>
    </style:style>
    <style:style style:name="tabela_5f_comeco.C" style:display-name="tabela_comeco.C" style:family="table-column">
      <style:table-column-properties style:column-width="5.934cm"/>
    </style:style>
    <style:style style:name="tabela_5f_comeco.A1" style:display-name="tabela_comeco.A1" style:family="table-cell">
      <style:table-cell-properties style:border-line-width-left="0.002cm 0.004cm 0.002cm" style:border-line-width-top="0.002cm 0.004cm 0.002cm" fo:padding="0.049cm" fo:border-left="0.2pt double #87ceeb" fo:border-right="none" fo:border-top="0.2pt double #87ceeb" fo:border-bottom="none" style:writing-mode="page"/>
    </style:style>
    <style:style style:name="tabela_5f_comeco.B1" style:display-name="tabela_comeco.B1" style:family="table-cell">
      <style:table-cell-properties style:border-line-width-top="0.002cm 0.004cm 0.002cm" fo:padding="0.049cm" fo:border-left="none" fo:border-right="none" fo:border-top="0.2pt double #87ceeb" fo:border-bottom="none" style:writing-mode="page"/>
    </style:style>
    <style:style style:name="tabela_5f_comeco.C1" style:display-name="tabela_comeco.C1" style:family="table-cell">
      <style:table-cell-properties style:border-line-width-right="0.002cm 0.004cm 0.002cm" style:border-line-width-top="0.002cm 0.004cm 0.002cm" fo:padding="0.049cm" fo:border-left="none" fo:border-right="0.2pt double #87ceeb" fo:border-top="0.2pt double #87ceeb" fo:border-bottom="none" style:writing-mode="page"/>
    </style:style>
    <style:style style:name="tabela_5f_comeco.A2" style:display-name="tabela_comeco.A2" style:family="table-cell">
      <style:table-cell-properties style:border-line-width-left="0.002cm 0.004cm 0.002cm" fo:padding="0.049cm" fo:border-left="0.2pt double #87ceeb" fo:border-right="none" fo:border-top="none" fo:border-bottom="none" style:writing-mode="page"/>
    </style:style>
    <style:style style:name="tabela_5f_comeco.B2" style:display-name="tabela_comeco.B2" style:family="table-cell">
      <style:table-cell-properties fo:padding="0.049cm" fo:border="none" style:writing-mode="page"/>
    </style:style>
    <style:style style:name="tabela_5f_comeco.C2" style:display-name="tabela_comeco.C2" style:family="table-cell">
      <style:table-cell-properties style:vertical-align="" style:border-line-width-right="0.002cm 0.004cm 0.002cm" fo:padding="0.049cm" fo:border-left="none" fo:border-right="0.2pt double #87ceeb" fo:border-top="none" fo:border-bottom="none" style:writing-mode="page"/>
    </style:style>
    <style:style style:name="tabela_5f_comeco.C3" style:display-name="tabela_comeco.C3" style:family="table-cell">
      <style:table-cell-properties style:border-line-width-right="0.002cm 0.004cm 0.002cm" fo:padding="0.049cm" fo:border-left="none" fo:border-right="0.2pt double #87ceeb" fo:border-top="none" fo:border-bottom="none" style:writing-mode="page"/>
    </style:style>
    <style:style style:name="tabela_5f_comeco.A4" style:display-name="tabela_comeco.A4" style:family="table-cell">
      <style:table-cell-properties style:border-line-width-left="0.002cm 0.004cm 0.002cm" style:border-line-width-bottom="0.002cm 0.004cm 0.002cm" fo:padding="0.049cm" fo:border-left="0.2pt double #87ceeb" fo:border-right="none" fo:border-top="none" fo:border-bottom="0.2pt double #87ceeb" style:writing-mode="page"/>
    </style:style>
    <style:style style:name="tabela_5f_comeco.B4" style:display-name="tabela_comeco.B4" style:family="table-cell">
      <style:table-cell-properties style:border-line-width-bottom="0.002cm 0.004cm 0.002cm" fo:padding="0.049cm" fo:border-left="none" fo:border-right="none" fo:border-top="none" fo:border-bottom="0.2pt double #87ceeb" style:writing-mode="page"/>
    </style:style>
    <style:style style:name="tabela_5f_comeco.C4" style:display-name="tabela_comeco.C4" style:family="table-cell">
      <style:table-cell-properties style:border-line-width-right="0.002cm 0.004cm 0.002cm" style:border-line-width-bottom="0.002cm 0.004cm 0.002cm" fo:padding="0.049cm" fo:border-left="none" fo:border-right="0.2pt double #87ceeb" fo:border-top="none" fo:border-bottom="0.2pt double #87ceeb" style:writing-mode="page"/>
    </style:style>
    <style:style style:name="SEGURADORA" style:family="table">
      <style:table-properties style:width="19.3cm" fo:margin-left="0cm" table:align="left" fo:background-color="transparent">
        <style:background-image/>
      </style:table-properties>
    </style:style>
    <style:style style:name="SEGURADORA.A" style:family="table-column">
      <style:table-column-properties style:column-width="6.766cm"/>
    </style:style>
    <style:style style:name="SEGURADORA.B" style:family="table-column">
      <style:table-column-properties style:column-width="12.534cm"/>
    </style:style>
    <style:style style:name="SEGURADORA.1" style:family="table-row">
      <style:table-row-properties fo:background-color="transparent">
        <style:background-image/>
      </style:table-row-properties>
    </style:style>
    <style:style style:name="SEGURADORA.A1" style:family="table-cell">
      <style:table-cell-properties style:border-line-width-left="0.002cm 0.004cm 0.002cm" style:border-line-width-right="0.002cm 0.004cm 0.002cm" style:border-line-width-top="0.002cm 0.004cm 0.002cm" fo:padding="0.049cm" fo:border-left="0.2pt double #87ceeb" fo:border-right="0.2pt double #87ceeb" fo:border-top="0.2pt double #87ceeb" fo:border-bottom="none" style:writing-mode="page"/>
    </style:style>
    <style:style style:name="SEGURADORA.A2" style:family="table-cell">
      <style:table-cell-properties style:border-line-width-left="0.002cm 0.004cm 0.002cm" fo:padding="0.049cm" fo:border-left="0.2pt double #87ceeb" fo:border-right="none" fo:border-top="none" fo:border-bottom="none" style:writing-mode="page"/>
    </style:style>
    <style:style style:name="SEGURADORA.B2" style:family="table-cell">
      <style:table-cell-properties style:border-line-width-right="0.002cm 0.004cm 0.002cm" fo:padding="0.049cm" fo:border-left="none" fo:border-right="0.2pt double #87ceeb" fo:border-top="none" fo:border-bottom="none" style:writing-mode="page"/>
    </style:style>
    <style:style style:name="SEGURADORA.A4" style:family="table-cell">
      <style:table-cell-properties style:border-line-width-left="0.002cm 0.004cm 0.002cm" style:border-line-width-bottom="0.002cm 0.004cm 0.002cm" fo:padding="0.049cm" fo:border-left="0.2pt double #87ceeb" fo:border-right="none" fo:border-top="none" fo:border-bottom="0.2pt double #87ceeb" style:writing-mode="page"/>
    </style:style>
    <style:style style:name="SEGURADORA.B4" style:family="table-cell">
      <style:table-cell-properties style:border-line-width-right="0.002cm 0.004cm 0.002cm" style:border-line-width-bottom="0.002cm 0.004cm 0.002cm" fo:padding="0.049cm" fo:border-left="none" fo:border-right="0.2pt double #87ceeb" fo:border-top="none" fo:border-bottom="0.2pt double #87ceeb" style:writing-mode="page"/>
    </style:style>
    <style:style style:name="Tabela2" style:family="table">
      <style:table-properties style:width="19.295cm" fo:margin-left="0cm" table:align="left"/>
    </style:style>
    <style:style style:name="Tabela2.A" style:family="table-column">
      <style:table-column-properties style:column-width="6.766cm"/>
    </style:style>
    <style:style style:name="Tabela2.B" style:family="table-column">
      <style:table-column-properties style:column-width="6.595cm"/>
    </style:style>
    <style:style style:name="Tabela2.C" style:family="table-column">
      <style:table-column-properties style:column-width="5.934cm"/>
    </style:style>
    <style:style style:name="Tabela2.A1" style:family="table-cell">
      <style:table-cell-properties style:border-line-width-left="0.002cm 0.004cm 0.002cm" style:border-line-width-right="0.002cm 0.004cm 0.002cm" style:border-line-width-top="0.002cm 0.004cm 0.002cm" fo:padding="0.049cm" fo:border-left="0.2pt double #87ceeb" fo:border-right="0.2pt double #87ceeb" fo:border-top="0.2pt double #87ceeb" fo:border-bottom="none" style:writing-mode="page"/>
    </style:style>
    <style:style style:name="Tabela2.A2" style:family="table-cell">
      <style:table-cell-properties style:border-line-width-left="0.002cm 0.004cm 0.002cm" fo:padding="0.049cm" fo:border-left="0.2pt double #87ceeb" fo:border-right="none" fo:border-top="none" fo:border-bottom="none" style:writing-mode="page"/>
    </style:style>
    <style:style style:name="Tabela2.B2" style:family="table-cell">
      <style:table-cell-properties fo:padding="0.049cm" fo:border="none" style:writing-mode="page"/>
    </style:style>
    <style:style style:name="Tabela2.C2" style:family="table-cell">
      <style:table-cell-properties style:border-line-width-right="0.002cm 0.004cm 0.002cm" fo:padding="0.049cm" fo:border-left="none" fo:border-right="0.2pt double #87ceeb" fo:border-top="none" fo:border-bottom="none" style:writing-mode="page"/>
    </style:style>
    <style:style style:name="Tabela2.3" style:family="table-row">
      <style:table-row-properties style:min-row-height="0.833cm"/>
    </style:style>
    <style:style style:name="Tabela2.4" style:family="table-row">
      <style:table-row-properties style:min-row-height="0.617cm"/>
    </style:style>
    <style:style style:name="Tabela2.A8" style:family="table-cell">
      <style:table-cell-properties style:border-line-width-left="0.002cm 0.004cm 0.002cm" style:border-line-width-bottom="0.002cm 0.004cm 0.002cm" fo:padding="0.049cm" fo:border-left="0.2pt double #87ceeb" fo:border-right="none" fo:border-top="none" fo:border-bottom="0.2pt double #87ceeb" style:writing-mode="page"/>
    </style:style>
    <style:style style:name="Tabela2.B8" style:family="table-cell">
      <style:table-cell-properties style:border-line-width-bottom="0.002cm 0.004cm 0.002cm" fo:padding="0.049cm" fo:border-left="none" fo:border-right="none" fo:border-top="none" fo:border-bottom="0.2pt double #87ceeb" style:writing-mode="page"/>
    </style:style>
    <style:style style:name="Tabela2.C8" style:family="table-cell">
      <style:table-cell-properties style:border-line-width-right="0.002cm 0.004cm 0.002cm" style:border-line-width-bottom="0.002cm 0.004cm 0.002cm" fo:padding="0.049cm" fo:border-left="none" fo:border-right="0.2pt double #87ceeb" fo:border-top="none" fo:border-bottom="0.2pt double #87ceeb" style:writing-mode="page"/>
    </style:style>
    <style:style style:name="Tabela1" style:family="table">
      <style:table-properties style:width="19.295cm" fo:margin-left="0cm" table:align="left"/>
    </style:style>
    <style:style style:name="Tabela1.A" style:family="table-column">
      <style:table-column-properties style:column-width="19.295cm"/>
    </style:style>
    <style:style style:name="Tabela1.A1" style:family="table-cell">
      <style:table-cell-properties style:border-line-width-left="0.002cm 0.004cm 0.002cm" style:border-line-width-right="0.002cm 0.004cm 0.002cm" style:border-line-width-top="0.002cm 0.004cm 0.002cm" fo:padding="0.049cm" fo:border-left="0.2pt double #87ceeb" fo:border-right="0.2pt double #87ceeb" fo:border-top="0.2pt double #87ceeb" fo:border-bottom="none" style:writing-mode="page"/>
    </style:style>
    <style:style style:name="Tabela1.A2" style:family="table-cell">
      <style:table-cell-properties style:border-line-width-left="0.002cm 0.004cm 0.002cm" style:border-line-width-right="0.002cm 0.004cm 0.002cm" fo:padding="0.049cm" fo:border-left="0.2pt double #87ceeb" fo:border-right="0.2pt double #87ceeb" fo:border-top="none" fo:border-bottom="none" style:writing-mode="page"/>
    </style:style>
    <style:style style:name="Tabela1.A6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7ceeb" fo:border-right="0.2pt double #87ceeb" fo:border-top="none" fo:border-bottom="0.2pt double #87ceeb" style:writing-mode="page"/>
    </style:style>
    <style:style style:name="Tabela3" style:family="table">
      <style:table-properties style:width="19.295cm" fo:margin-left="0cm" table:align="left"/>
    </style:style>
    <style:style style:name="Tabela3.A" style:family="table-column">
      <style:table-column-properties style:column-width="6.766cm"/>
    </style:style>
    <style:style style:name="Tabela3.B" style:family="table-column">
      <style:table-column-properties style:column-width="6.595cm"/>
    </style:style>
    <style:style style:name="Tabela3.C" style:family="table-column">
      <style:table-column-properties style:column-width="5.934cm"/>
    </style:style>
    <style:style style:name="Tabela3.A1" style:family="table-cell">
      <style:table-cell-properties style:border-line-width-left="0.002cm 0.004cm 0.002cm" style:border-line-width-right="0.002cm 0.004cm 0.002cm" style:border-line-width-top="0.002cm 0.004cm 0.002cm" fo:padding="0.049cm" fo:border-left="0.2pt double #87ceeb" fo:border-right="0.2pt double #87ceeb" fo:border-top="0.2pt double #87ceeb" fo:border-bottom="none" style:writing-mode="page"/>
    </style:style>
    <style:style style:name="Tabela3.A2" style:family="table-cell">
      <style:table-cell-properties style:border-line-width-left="0.002cm 0.004cm 0.002cm" fo:padding="0.049cm" fo:border-left="0.2pt double #87ceeb" fo:border-right="none" fo:border-top="none" fo:border-bottom="none" style:writing-mode="page"/>
    </style:style>
    <style:style style:name="Tabela3.B2" style:family="table-cell">
      <style:table-cell-properties fo:padding="0.049cm" fo:border="none" style:writing-mode="page"/>
    </style:style>
    <style:style style:name="Tabela3.C2" style:family="table-cell">
      <style:table-cell-properties style:border-line-width-right="0.002cm 0.004cm 0.002cm" fo:padding="0.049cm" fo:border-left="none" fo:border-right="0.2pt double #87ceeb" fo:border-top="none" fo:border-bottom="none" style:writing-mode="page"/>
    </style:style>
    <style:style style:name="Tabela3.A5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7ceeb" fo:border-right="0.2pt double #87ceeb" fo:border-top="none" fo:border-bottom="0.2pt double #87ceeb" style:writing-mode="page"/>
    </style:style>
    <style:style style:name="Tabela4" style:family="table">
      <style:table-properties style:width="19.295cm" fo:margin-left="0cm" table:align="left"/>
    </style:style>
    <style:style style:name="Tabela4.A" style:family="table-column">
      <style:table-column-properties style:column-width="6.766cm"/>
    </style:style>
    <style:style style:name="Tabela4.B" style:family="table-column">
      <style:table-column-properties style:column-width="5.593cm"/>
    </style:style>
    <style:style style:name="Tabela4.C" style:family="table-column">
      <style:table-column-properties style:column-width="6.936cm"/>
    </style:style>
    <style:style style:name="Tabela4.A1" style:family="table-cell">
      <style:table-cell-properties style:border-line-width-left="0.002cm 0.004cm 0.002cm" style:border-line-width-right="0.002cm 0.004cm 0.002cm" style:border-line-width-top="0.002cm 0.004cm 0.002cm" fo:padding="0.049cm" fo:border-left="0.2pt double #87ceeb" fo:border-right="0.2pt double #87ceeb" fo:border-top="0.2pt double #87ceeb" fo:border-bottom="none" style:writing-mode="page"/>
    </style:style>
    <style:style style:name="Tabela4.A2" style:family="table-cell">
      <style:table-cell-properties style:border-line-width-left="0.002cm 0.004cm 0.002cm" fo:padding="0.049cm" fo:border-left="0.2pt double #87ceeb" fo:border-right="none" fo:border-top="none" fo:border-bottom="none" style:writing-mode="page"/>
    </style:style>
    <style:style style:name="Tabela4.B2" style:family="table-cell">
      <style:table-cell-properties fo:padding="0.049cm" fo:border="none" style:writing-mode="page"/>
    </style:style>
    <style:style style:name="Tabela4.C2" style:family="table-cell">
      <style:table-cell-properties style:border-line-width-right="0.002cm 0.004cm 0.002cm" fo:padding="0.049cm" fo:border-left="none" fo:border-right="0.2pt double #87ceeb" fo:border-top="none" fo:border-bottom="none" style:writing-mode="page"/>
    </style:style>
    <style:style style:name="Tabela4.A4" style:family="table-cell">
      <style:table-cell-properties style:border-line-width-left="0.002cm 0.004cm 0.002cm" style:border-line-width-bottom="0.002cm 0.004cm 0.002cm" fo:padding="0.049cm" fo:border-left="0.2pt double #87ceeb" fo:border-right="none" fo:border-top="none" fo:border-bottom="0.2pt double #87ceeb" style:writing-mode="page"/>
    </style:style>
    <style:style style:name="Tabela4.B4" style:family="table-cell">
      <style:table-cell-properties style:border-line-width-bottom="0.002cm 0.004cm 0.002cm" fo:padding="0.049cm" fo:border-left="none" fo:border-right="none" fo:border-top="none" fo:border-bottom="0.2pt double #87ceeb" style:writing-mode="page"/>
    </style:style>
    <style:style style:name="Tabela4.C4" style:family="table-cell">
      <style:table-cell-properties style:border-line-width-right="0.002cm 0.004cm 0.002cm" style:border-line-width-bottom="0.002cm 0.004cm 0.002cm" fo:padding="0.049cm" fo:border-left="none" fo:border-right="0.2pt double #87ceeb" fo:border-top="none" fo:border-bottom="0.2pt double #87ceeb" style:writing-mode="page"/>
    </style:style>
    <style:style style:name="Tabela6" style:family="table">
      <style:table-properties style:width="19.295cm" fo:margin-left="0cm" table:align="left"/>
    </style:style>
    <style:style style:name="Tabela6.A" style:family="table-column">
      <style:table-column-properties style:column-width="6.255cm"/>
    </style:style>
    <style:style style:name="Tabela6.B" style:family="table-column">
      <style:table-column-properties style:column-width="6.105cm"/>
    </style:style>
    <style:style style:name="Tabela6.C" style:family="table-column">
      <style:table-column-properties style:column-width="6.936cm"/>
    </style:style>
    <style:style style:name="Tabela6.1" style:family="table-row">
      <style:table-row-properties style:min-row-height="0.453cm"/>
    </style:style>
    <style:style style:name="Tabela6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7ceeb" fo:border-right="none" fo:border-top="0.2pt double #87ceeb" fo:border-bottom="0.2pt double #87ceeb" style:writing-mode="page"/>
    </style:style>
    <style:style style:name="Tabela6.C1" style:family="table-cell">
      <style:table-cell-properties style:border-line-width="0.002cm 0.004cm 0.002cm" fo:padding="0.049cm" fo:border="0.2pt double #87ceeb" style:writing-mode="page"/>
    </style:style>
    <style:style style:name="Tabela6.A2" style:family="table-cell">
      <style:table-cell-properties style:border-line-width-left="0.002cm 0.004cm 0.002cm" style:border-line-width-bottom="0.002cm 0.004cm 0.002cm" fo:padding="0.049cm" fo:border-left="0.2pt double #87ceeb" fo:border-right="none" fo:border-top="none" fo:border-bottom="0.2pt double #87ceeb" style:writing-mode="page"/>
    </style:style>
    <style:style style:name="Tabela6.C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7ceeb" fo:border-right="0.2pt double #87ceeb" fo:border-top="none" fo:border-bottom="0.2pt double #87ceeb" style:writing-mode="page"/>
    </style:style>
    <style:style style:name="Tabela6.4" style:family="table-row">
      <style:table-row-properties style:min-row-height="0.631cm"/>
    </style:style>
    <style:style style:name="Tabela6.5" style:family="table-row">
      <style:table-row-properties style:min-row-height="0.605cm"/>
    </style:style>
    <style:style style:name="P1" style:family="paragraph" style:parent-style-name="Header">
      <style:paragraph-properties fo:text-align="center" style:justify-single-word="false"/>
      <style:text-properties officeooo:paragraph-rsid="00253de5"/>
    </style:style>
    <style:style style:name="P2" style:family="paragraph" style:parent-style-name="Standard">
      <style:text-properties fo:font-size="10pt" fo:font-weight="bold" officeooo:rsid="000bf71a" officeooo:paragraph-rsid="0017a43a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fo:font-weight="bold" officeooo:rsid="000bf71a" officeooo:paragraph-rsid="0017a43a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0pt" fo:font-weight="bold" officeooo:rsid="000bf71a" officeooo:paragraph-rsid="001a2709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fo:font-weight="bold" officeooo:paragraph-rsid="0017a43a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0pt" fo:font-weight="bold" officeooo:paragraph-rsid="001a2709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10pt" fo:font-weight="bold" officeooo:paragraph-rsid="001a2709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officeooo:paragraph-rsid="001a2709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fo:font-weight="bold" officeooo:rsid="002e0fe0" officeooo:paragraph-rsid="002e0fe0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pt" fo:font-weight="bold" officeooo:rsid="000bf71a" officeooo:paragraph-rsid="0017a4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font-size="10pt" fo:font-weight="bold" officeooo:rsid="0017a43a" officeooo:paragraph-rsid="0017a4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font-size="10pt" fo:font-weight="bold" officeooo:rsid="0017a43a" officeooo:paragraph-rsid="0017a4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Standard">
      <style:text-properties fo:font-size="10pt" officeooo:rsid="000bf71a" officeooo:paragraph-rsid="000bf71a" style:font-size-asian="10pt" style:font-size-complex="10pt"/>
    </style:style>
    <style:style style:name="P14" style:family="paragraph" style:parent-style-name="Standard">
      <style:text-properties fo:font-size="10pt" officeooo:rsid="000bf71a" officeooo:paragraph-rsid="0017a43a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font-size="10pt" officeooo:paragraph-rsid="0017a4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ext_20_body">
      <style:paragraph-properties fo:text-align="start" style:justify-single-word="false"/>
      <style:text-properties fo:font-size="10pt" officeooo:paragraph-rsid="0017a4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fo:font-size="10pt" fo:font-weight="normal" officeooo:rsid="000bf71a" officeooo:paragraph-rsid="001a2709" style:font-size-asian="10pt" style:font-weight-asian="normal" style:font-size-complex="10pt" style:font-weight-complex="normal"/>
    </style:style>
    <style:style style:name="P19" style:family="paragraph" style:parent-style-name="Standard">
      <style:text-properties fo:font-weight="bold" officeooo:paragraph-rsid="000bf71a" style:font-weight-asian="bold" style:font-weight-complex="bold"/>
    </style:style>
    <style:style style:name="T1" style:family="text">
      <style:text-properties fo:font-size="11pt" officeooo:rsid="000bf71a" style:font-size-asian="11pt" style:font-size-complex="11pt"/>
    </style:style>
    <style:style style:name="T2" style:family="text">
      <style:text-properties fo:font-size="11pt" officeooo:rsid="002e0fe0" style:font-size-asian="11pt" style:font-size-complex="11pt"/>
    </style:style>
    <style:style style:name="T3" style:family="text">
      <style:text-properties fo:font-size="11pt" fo:font-weight="bold" officeooo:rsid="000bf71a" style:font-size-asian="11pt" style:font-weight-asian="bold" style:font-size-complex="11pt" style:font-weight-complex="bold"/>
    </style:style>
    <style:style style:name="T4" style:family="text">
      <style:text-properties style:text-line-through-style="none" style:text-line-through-type="none" style:font-name="arial" fo:font-size="11pt" style:text-underline-style="none" fo:font-weight="bold" officeooo:rsid="000bf71a" style:text-blinking="false" style:font-size-asian="11pt" style:font-weight-asian="bold" style:font-size-complex="11pt" style:font-weight-complex="bold"/>
    </style:style>
    <style:style style:name="T5" style:family="text">
      <style:text-properties style:text-line-through-style="none" style:text-line-through-type="none" style:font-name="arial" fo:font-size="11pt" style:text-underline-style="none" fo:font-weight="normal" officeooo:rsid="000bf71a" style:text-blinking="false" style:font-size-asian="11pt" style:font-size-complex="11pt"/>
    </style:style>
    <style:style style:name="T6" style:family="text">
      <style:text-properties style:text-line-through-style="none" style:text-line-through-type="none" style:font-name="arial" fo:font-size="12pt" style:text-underline-style="none" fo:font-weight="normal" officeooo:rsid="000bf71a" style:text-blinking="false" style:font-size-asian="12pt" style:font-size-complex="12pt"/>
    </style:style>
    <style:style style:name="T7" style:family="text">
      <style:text-properties style:text-line-through-style="none" style:text-line-through-type="none" style:font-name="arial" fo:font-size="10pt" style:text-underline-style="none" fo:font-weight="normal" officeooo:rsid="000bf71a" style:text-blinking="false" style:font-size-asian="10pt" style:font-size-complex="10pt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bf71a" style:font-weight-asian="normal" style:font-weight-complex="normal"/>
    </style:style>
    <style:style style:name="T13" style:family="text">
      <style:text-properties fo:font-weight="normal" officeooo:rsid="000d4bbc"/>
    </style:style>
    <style:style style:name="T14" style:family="text">
      <style:text-properties officeooo:rsid="000d4bbc"/>
    </style:style>
    <style:style style:name="T15" style:family="text">
      <style:text-properties officeooo:rsid="0017a43a"/>
    </style:style>
    <style:style style:name="T16" style:family="text">
      <style:text-properties style:font-weight-asian="bold" style:font-weight-complex="bold"/>
    </style:style>
    <style:style style:name="T17" style:family="text">
      <style:text-properties officeooo:rsid="002e0f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_comeco" table:style-name="tabela_5f_comeco">
        <table:table-column table:style-name="tabela_5f_comeco.A"/>
        <table:table-column table:style-name="tabela_5f_comeco.B"/>
        <table:table-column table:style-name="tabela_5f_comeco.C"/>
        <table:table-row>
          <table:table-cell table:style-name="tabela_5f_comeco.A1" office:value-type="string">
            <text:p text:style-name="P10">Produto: <text:span text:style-name="T10"><text:text-input text:description="produto">${produto!}</text:text-input></text:span></text:p>
          </table:table-cell>
          <table:table-cell table:style-name="tabela_5f_comeco.B1" office:value-type="string">
            <text:p text:style-name="P10">Processo Susep <text:span text:style-name="T15">N</text:span>º: <text:span text:style-name="T10"><text:text-input text:description="processoSusep">${processoSusep!}</text:text-input></text:span></text:p>
          </table:table-cell>
          <table:table-cell table:style-name="tabela_5f_comeco.C1" office:value-type="string">
            <text:p text:style-name="P10">Código Ramo: <text:span text:style-name="T10"><text:text-input text:description="codigoRamo">${codigoRamo!}</text:text-input></text:span></text:p>
          </table:table-cell>
        </table:table-row>
        <table:table-row>
          <table:table-cell table:style-name="tabela_5f_comeco.A2" office:value-type="string">
            <text:p text:style-name="P10">Proposta: <text:span text:style-name="T10"><text:text-input text:description="proposta">${proposta!}</text:text-input></text:span></text:p>
          </table:table-cell>
          <table:table-cell table:style-name="tabela_5f_comeco.B2" office:value-type="string">
            <text:p text:style-name="P10">Renova Apólice Nº: <text:span text:style-name="T10"><text:text-input text:description="renovaApolice">${apoliceRenovar!}</text:text-input></text:span></text:p>
          </table:table-cell>
          <table:table-cell table:style-name="tabela_5f_comeco.C2" office:value-type="string">
            <text:p text:style-name="P15"/>
          </table:table-cell>
        </table:table-row>
        <table:table-row>
          <table:table-cell table:style-name="tabela_5f_comeco.A2" office:value-type="string">
            <text:p text:style-name="P10">Endosso: <text:span text:style-name="T10"><text:text-input text:description="endosso">${endosso!}</text:text-input></text:span></text:p>
          </table:table-cell>
          <table:table-cell table:style-name="tabela_5f_comeco.B2" office:value-type="string">
            <text:p text:style-name="P10">Data de Emissão: <text:span text:style-name="T10"><text:text-input text:description="dataEmissao">${dataEmissao!}</text:text-input></text:span></text:p>
          </table:table-cell>
          <table:table-cell table:style-name="tabela_5f_comeco.C3" office:value-type="string">
            <text:p text:style-name="P15"/>
          </table:table-cell>
        </table:table-row>
        <table:table-row>
          <table:table-cell table:style-name="tabela_5f_comeco.A4" office:value-type="string">
            <text:p text:style-name="P10">Vigência do Seguro: <text:span text:style-name="T10"><text:text-input text:description="vigenciaSeguro">${vigenciaSeguro!}</text:text-input></text:span></text:p>
          </table:table-cell>
          <table:table-cell table:style-name="tabela_5f_comeco.B4" office:value-type="string">
            <text:p text:style-name="P15"/>
          </table:table-cell>
          <table:table-cell table:style-name="tabela_5f_comeco.C4" office:value-type="string">
            <text:p text:style-name="P15"/>
          </table:table-cell>
        </table:table-row>
      </table:table>
      <text:p text:style-name="P3"/>
      <table:table table:name="SEGURADORA" table:style-name="SEGURADORA">
        <table:table-column table:style-name="SEGURADORA.A"/>
        <table:table-column table:style-name="SEGURADORA.B"/>
        <table:table-row table:style-name="SEGURADORA.1">
          <table:table-cell table:style-name="SEGURADORA.A1" table:number-columns-spanned="2" office:value-type="string">
            <text:p text:style-name="P11">SEGURADORA</text:p>
          </table:table-cell>
          <table:covered-table-cell/>
        </table:table-row>
        <table:table-row table:style-name="SEGURADORA.1">
          <table:table-cell table:style-name="SEGURADORA.A2" office:value-type="string">
            <text:p text:style-name="P5">CNPJ:<text:span text:style-name="T10"> </text:span><text:span text:style-name="T11"><text:text-input text:description="seguradoraCnpj">${seguradora.cnpj!}</text:text-input></text:span><text:span text:style-name="T10"><text:tab/></text:span></text:p>
          </table:table-cell>
          <table:table-cell table:style-name="SEGURADORA.B2" office:value-type="string">
            <text:p text:style-name="P5">Código Susep:<text:span text:style-name="T10"> </text:span><text:span text:style-name="T11"><text:text-input text:description="seguradoraCodigoSusep">${seguradora.codigoSusep!}</text:text-input></text:span></text:p>
          </table:table-cell>
        </table:table-row>
        <table:table-row>
          <table:table-cell table:style-name="SEGURADORA.A2" office:value-type="string">
            <text:p text:style-name="P5">Endereço:<text:span text:style-name="T10"> </text:span><text:span text:style-name="T11"><text:text-input text:description="seguradoraEndereco">${seguradora.endereco!}</text:text-input></text:span></text:p>
          </table:table-cell>
          <table:table-cell table:style-name="SEGURADORA.B2" office:value-type="string">
            <text:p text:style-name="P10"><text:span text:style-name="T10"/></text:p>
          </table:table-cell>
        </table:table-row>
        <table:table-row>
          <table:table-cell table:style-name="SEGURADORA.A4" office:value-type="string">
            <text:p text:style-name="P2">Celular:<text:span text:style-name="T10"> </text:span><text:span text:style-name="T11"><text:text-input text:description="seguradoraCelular">${seguradora.celular!}</text:text-input></text:span></text:p>
          </table:table-cell>
          <table:table-cell table:style-name="SEGURADORA.B4" office:value-type="string">
            <text:p text:style-name="P10"><text:span text:style-name="T10"/></text:p>
          </table:table-cell>
        </table:table-row>
      </table:table>
      <text:p text:style-name="P3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3" office:value-type="string">
            <text:p text:style-name="P12">DADOS DO SEGURADO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2">Nome: <text:span text:style-name="T11"><text:text-input text:description="seguradoNome">${segurado.nome!}</text:text-input></text:span></text:p>
          </table:table-cell>
          <table:table-cell table:style-name="Tabela2.B2" office:value-type="string">
            <text:p text:style-name="P2"><text:span text:style-name="T11"/></text:p>
          </table:table-cell>
          <table:table-cell table:style-name="Tabela2.C2" office:value-type="string">
            <text:p text:style-name="P2"><text:span text:style-name="T11"/></text:p>
          </table:table-cell>
        </table:table-row>
        <table:table-row table:style-name="Tabela2.3">
          <table:table-cell table:style-name="Tabela2.A2" office:value-type="string">
            <text:p text:style-name="P2">CPF/CNPJ: <text:span text:style-name="T11"><text:text-input text:description="seguradoCpfCnpj">${segurado.cpfCnpj!}</text:text-input></text:span><text:span text:style-name="T10"><text:s/></text:span></text:p>
          </table:table-cell>
          <table:table-cell table:style-name="Tabela2.B2" office:value-type="string">
            <text:p text:style-name="P2">Data de Nascimento: <text:span text:style-name="T11"><text:text-input text:description="seguradoDataNascimento">${segurado.dataNascimento!}</text:text-input></text:span></text:p>
          </table:table-cell>
          <table:table-cell table:style-name="Tabela2.C2" office:value-type="string">
            <text:p text:style-name="P2">Sexo: <text:span text:style-name="T11"><text:text-input text:description="seguradoSexo">${segurado.sexo!}</text:text-input></text:span></text:p>
          </table:table-cell>
        </table:table-row>
        <table:table-row table:style-name="Tabela2.4">
          <table:table-cell table:style-name="Tabela2.A2" office:value-type="string">
            <text:p text:style-name="P2">Profissão/Atividade: <text:span text:style-name="T11"><text:text-input text:description="seguradoProfAtividade">${segurado.profAtiv!}</text:text-input></text:span></text:p>
          </table:table-cell>
          <table:table-cell table:style-name="Tabela2.B2" office:value-type="string">
            <text:p text:style-name="P17"><text:span text:style-name="T8">Faixa Salarial: </text:span><text:span text:style-name="T10"><text:text-input text:description="seguradoFaixaSalarial">${segurado.salario!}</text:text-input></text:span></text:p>
          </table:table-cell>
          <table:table-cell table:style-name="Tabela2.C2" office:value-type="string">
            <text:p text:style-name="P16"/>
          </table:table-cell>
        </table:table-row>
        <table:table-row>
          <table:table-cell table:style-name="Tabela2.A2" office:value-type="string">
            <text:p text:style-name="P2">Endereço: <text:span text:style-name="T11"><text:text-input text:description="seguradoEndereco">${segurado.endereco!}</text:text-input></text:span></text:p>
          </table:table-cell>
          <table:table-cell table:style-name="Tabela2.B2" office:value-type="string">
            <text:p text:style-name="P2">Nº: <text:span text:style-name="T11"><text:text-input text:description="seguradoNumero">${segurado.numero!}</text:text-input></text:span></text:p>
          </table:table-cell>
          <table:table-cell table:style-name="Tabela2.C2" office:value-type="string">
            <text:p text:style-name="P16"/>
          </table:table-cell>
        </table:table-row>
        <table:table-row>
          <table:table-cell table:style-name="Tabela2.A2" office:value-type="string">
            <text:p text:style-name="P2">Complemento: <text:span text:style-name="T11"><text:text-input text:description="seguradoComp">${segurado.comp!}</text:text-input></text:span></text:p>
          </table:table-cell>
          <table:table-cell table:style-name="Tabela2.B2" office:value-type="string">
            <text:p text:style-name="P2">Bairro: <text:span text:style-name="T11"><text:text-input text:description="seguradoBairro">${segurado.bairro!}</text:text-input></text:span></text:p>
          </table:table-cell>
          <table:table-cell table:style-name="Tabela2.C2" office:value-type="string">
            <text:p text:style-name="P2">CEP: <text:span text:style-name="T11"><text:text-input text:description="seguradoCep">${segurado.cep!}</text:text-input></text:span></text:p>
          </table:table-cell>
        </table:table-row>
        <table:table-row>
          <table:table-cell table:style-name="Tabela2.A2" office:value-type="string">
            <text:p text:style-name="P2">Cidade: <text:span text:style-name="T11"><text:text-input text:description="seguradoCidade">${segurado.cidade!}</text:text-input></text:span></text:p>
          </table:table-cell>
          <table:table-cell table:style-name="Tabela2.B2" office:value-type="string">
            <text:p text:style-name="P2">Estado: <text:span text:style-name="T11"><text:text-input text:description="seguradoEstado">${segurado.estado!}</text:text-input></text:span></text:p>
          </table:table-cell>
          <table:table-cell table:style-name="Tabela2.C2" office:value-type="string">
            <text:p text:style-name="P16"/>
          </table:table-cell>
        </table:table-row>
        <table:table-row>
          <table:table-cell table:style-name="Tabela2.A8" office:value-type="string">
            <text:p text:style-name="P2">Telefone: <text:span text:style-name="T11"><text:text-input text:description="seguradoTelefone">${segurado.telefone!}</text:text-input></text:span></text:p>
          </table:table-cell>
          <table:table-cell table:style-name="Tabela2.B8" office:value-type="string">
            <text:p text:style-name="P2">Celular: <text:span text:style-name="T11"><text:text-input text:description="seguradoCelular">${segurado.celular!}</text:text-input></text:span></text:p>
          </table:table-cell>
          <table:table-cell table:style-name="Tabela2.C8" office:value-type="string">
            <text:p text:style-name="P2">E-mail: <text:span text:style-name="T11"><text:text-input text:description="seguradoEmail">${segurado.email!}</text:text-input></text:span></text:p>
          </table:table-cell>
        </table:table-row>
      </table:table>
      <text:p text:style-name="P2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1">DADOS DO <text:span text:style-name="T17">BENEFICIÁRIO</text:span></text:p>
          </table:table-cell>
        </table:table-row>
        <table:table-row>
          <table:table-cell table:style-name="Tabela1.A2" office:value-type="string">
            <text:p text:style-name="P2"><text:span text:style-name="T17">Nome do Segurado</text:span>: <text:span text:style-name="T11"><text:text-input text:description="seguroVidaNome">${seguroVida.nome!}</text:text-input></text:span></text:p>
          </table:table-cell>
        </table:table-row>
        <table:table-row>
          <table:table-cell table:style-name="Tabela1.A2" office:value-type="string">
            <text:p text:style-name="P2"><text:span text:style-name="T17">Idade</text:span>:<text:span text:style-name="T10"> </text:span><text:span text:style-name="T11"><text:text-input text:description="seguroVidaIdade">${seguroVida.idade!}</text:text-input></text:span></text:p>
          </table:table-cell>
        </table:table-row>
        <table:table-row>
          <table:table-cell table:style-name="Tabela1.A2" office:value-type="string">
            <text:p text:style-name="P2"><text:span text:style-name="T17">Valor do Seguro</text:span>:<text:span text:style-name="T10"> </text:span><text:span text:style-name="T11"><text:text-input text:description="seguroVidaValor">${seguroVida.valor!}</text:text-input></text:span></text:p>
          </table:table-cell>
        </table:table-row>
        <table:table-row>
          <table:table-cell table:style-name="Tabela1.A2" office:value-type="string">
            <text:p text:style-name="P2">Co<text:span text:style-name="T17">bertura</text:span>: <text:span text:style-name="T11"><text:text-input text:description="seguroVidaCobertura">${seguroVida.cobertura!}</text:text-input></text:span></text:p>
          </table:table-cell>
        </table:table-row>
        <table:table-row>
          <table:table-cell table:style-name="Tabela1.A6" office:value-type="string">
            <text:p text:style-name="P9">Beneficiário: <text:span text:style-name="T11"><text:text-input text:description="seguroVidaBeneficiario">${seguroVida.beneficiarios!}</text:text-input></text:span></text:p>
          </table:table-cell>
        </table:table-row>
      </table:table>
      <text:p text:style-name="P2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columns-spanned="3" office:value-type="string">
            <text:p text:style-name="P2">CONDIÇÕES DE PAGAMENTO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2">Prêmio do Veículo: <text:span text:style-name="T11"><text:text-input text:description="pagamentoPremio">${pagamento.premio!}</text:text-input></text:span></text:p>
          </table:table-cell>
          <table:table-cell table:style-name="Tabela3.B2" office:value-type="string">
            <text:p text:style-name="P2">Custo Emissão:<text:span text:style-name="T10"> </text:span><text:span text:style-name="T11"><text:text-input text:description="pagamentoJuros"/></text:span><text:span text:style-name="T11"><text:text-input text:description="pagamentoCusto">${pagamento.custo!}</text:text-input></text:span></text:p>
          </table:table-cell>
          <table:table-cell table:style-name="Tabela3.C2" office:value-type="string">
            <text:p text:style-name="P2">Juros Parcelamento:<text:span text:style-name="T10"> </text:span><text:span text:style-name="T11"><text:text-input text:description="pagamentoJuros">${pagamento.juros!}</text:text-input></text:span></text:p>
          </table:table-cell>
        </table:table-row>
        <table:table-row>
          <table:table-cell table:style-name="Tabela3.A2" office:value-type="string">
            <text:p text:style-name="P2">IOF:<text:span text:style-name="T10"> </text:span><text:span text:style-name="T11"><text:text-input text:description="pagamentoIof">${pagamento.iof!}</text:text-input></text:span></text:p>
          </table:table-cell>
          <table:table-cell table:style-name="Tabela3.B2" office:value-type="string">
            <text:p text:style-name="P2">Prêmio Total:<text:span text:style-name="T10"> </text:span><text:span text:style-name="T11"><text:text-input text:description="pagamentoPremioTotal">${pagamento.premioTotal!}</text:text-input></text:span></text:p>
          </table:table-cell>
          <table:table-cell table:style-name="Tabela3.C2" office:value-type="string">
            <text:p text:style-name="P16"/>
          </table:table-cell>
        </table:table-row>
        <table:table-row>
          <table:table-cell table:style-name="Tabela3.A2" office:value-type="string">
            <text:p text:style-name="P14"><text:span text:style-name="T9">Forma de Pagamento:</text:span><text:span text:style-name="T16"> </text:span><text:span text:style-name="T10"><text:text-input text:description="pagamentoFormaPagamento">${pagamento.formaPagamento!}</text:text-input></text:span></text:p>
          </table:table-cell>
          <table:table-cell table:style-name="Tabela3.B2" office:value-type="string">
            <text:p text:style-name="P14"><text:span text:style-name="T9">Nº Parcelas: </text:span><text:span text:style-name="T10"><text:text-input text:description="pagamentoParcelas">${pagamento.parcelas!}</text:text-input></text:span></text:p>
          </table:table-cell>
          <table:table-cell table:style-name="Tabela3.C2" office:value-type="string">
            <text:p text:style-name="P16"/>
          </table:table-cell>
        </table:table-row>
        <table:table-row>
          <table:table-cell table:style-name="Tabela3.A5" table:number-columns-spanned="3" office:value-type="string">
            <text:p text:style-name="P14">*Em atendimento à Lei nº 12.741/2012, informamos que incidem as alíquotas de 0,65% de PIS/Pasep e de 4% de COFINS sobre os prêmios de seguro, deduzidos do estabelecido em legislação específica.</text:p>
          </table:table-cell>
          <table:covered-table-cell/>
          <table:covered-table-cell/>
        </table:table-row>
      </table:table>
      <text:p text:style-name="P13"><text:tab/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3" office:value-type="string">
            <text:p text:style-name="P5">CORRETOR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5">Nome:<text:span text:style-name="T10"> </text:span><text:span text:style-name="T11"><text:text-input text:description="corretorNome">${corretor.nome!}</text:text-input></text:span></text:p>
          </table:table-cell>
          <table:table-cell table:style-name="Tabela4.B2" office:value-type="string">
            <text:p text:style-name="P10"><text:span text:style-name="T10"/></text:p>
          </table:table-cell>
          <table:table-cell table:style-name="Tabela4.C2" office:value-type="string">
            <text:p text:style-name="P16"/>
          </table:table-cell>
        </table:table-row>
        <table:table-row>
          <table:table-cell table:style-name="Tabela4.A2" office:value-type="string">
            <text:p text:style-name="P5">Susep <text:span text:style-name="T14">N°:</text:span><text:span text:style-name="T13"> </text:span><text:span text:style-name="T11"><text:text-input text:description="corretorSusep">${corretor.susep!}</text:text-input></text:span></text:p>
          </table:table-cell>
          <table:table-cell table:style-name="Tabela4.B2" office:value-type="string">
            <text:p text:style-name="P10"><text:span text:style-name="T10"/></text:p>
          </table:table-cell>
          <table:table-cell table:style-name="Tabela4.C2" office:value-type="string">
            <text:p text:style-name="P16"/>
          </table:table-cell>
        </table:table-row>
        <table:table-row>
          <table:table-cell table:style-name="Tabela4.A4" office:value-type="string">
            <text:p text:style-name="P5">Telefone:<text:span text:style-name="T10"> </text:span><text:span text:style-name="T11"><text:text-input text:description="corretorTelefone">${corretor.telefone!}</text:text-input></text:span></text:p>
          </table:table-cell>
          <table:table-cell table:style-name="Tabela4.B4" office:value-type="string">
            <text:p text:style-name="P5">E-mail: <text:span text:style-name="T12"><text:text-input text:description="corretorEmail">${corretor.email!}</text:text-input></text:span></text:p>
          </table:table-cell>
          <table:table-cell table:style-name="Tabela4.C4" office:value-type="string">
            <text:p text:style-name="Standard"/>
          </table:table-cell>
        </table:table-row>
      </table:table>
      <text:p text:style-name="P5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7">COBERTURAS CONTRATADAS</text:p>
          </table:table-cell>
          <table:table-cell table:style-name="Tabela6.A1" office:value-type="string">
            <text:p text:style-name="P6">PRÊMIO</text:p>
          </table:table-cell>
          <table:table-cell table:style-name="Tabela6.C1" office:value-type="string">
            <text:p text:style-name="P6">CAPITAL SEGURADO</text:p>
          </table:table-cell>
        </table:table-row>
        <table:table-row>
          <table:table-cell table:style-name="Tabela6.A2" office:value-type="string">
            <text:p text:style-name="P18"><text:text-input text:description="coberturaContratadas">${coberturaContratadas!}</text:text-input></text:p>
          </table:table-cell>
          <table:table-cell table:style-name="Tabela6.A2" office:value-type="string">
            <text:p text:style-name="P18"><text:text-input text:description="premio">${premio!}</text:text-input></text:p>
          </table:table-cell>
          <table:table-cell table:style-name="Tabela6.C2" office:value-type="string">
            <text:p text:style-name="P18"><text:text-input text:description="capitalSegurado">${capitalSegurado!}</text:text-input></text:p>
          </table:table-cell>
        </table:table-row>
        <table:table-row>
          <table:table-cell table:style-name="Tabela6.A2" office:value-type="string">
            <text:p text:style-name="P6">COBERTURA</text:p>
          </table:table-cell>
          <table:table-cell table:style-name="Tabela6.A2" office:value-type="string">
            <text:p text:style-name="P4">FRANQUIA</text:p>
          </table:table-cell>
          <table:table-cell table:style-name="Tabela6.C2" office:value-type="string">
            <text:p text:style-name="P6">TIPO DE FRANQUIA</text:p>
          </table:table-cell>
        </table:table-row>
        <table:table-row table:style-name="Tabela6.4">
          <table:table-cell table:style-name="Tabela6.A2" office:value-type="string">
            <text:p text:style-name="P18"><text:text-input text:description="cobertura">${cobertura!}</text:text-input></text:p>
          </table:table-cell>
          <table:table-cell table:style-name="Tabela6.A2" office:value-type="string">
            <text:p text:style-name="P18"><text:text-input text:description="franquia">${franquia!}</text:text-input></text:p>
          </table:table-cell>
          <table:table-cell table:style-name="Tabela6.C2" office:value-type="string">
            <text:p text:style-name="P6"/>
          </table:table-cell>
        </table:table-row>
        <table:table-row table:style-name="Tabela6.5">
          <table:table-cell table:style-name="Tabela6.A2" office:value-type="string">
            <text:p text:style-name="P6">ASSISTÊNCIA CONTRATADA<text:tab/></text:p>
          </table:table-cell>
          <table:table-cell table:style-name="Tabela6.A2" office:value-type="string">
            <text:p text:style-name="P6">TELEFONE PARA ACIONAMENTO</text:p>
          </table:table-cell>
          <table:table-cell table:style-name="Tabela6.C2" office:value-type="string">
            <text:p text:style-name="P6"/>
          </table:table-cell>
        </table:table-row>
        <table:table-row>
          <table:table-cell table:style-name="Tabela6.A2" office:value-type="string">
            <text:p text:style-name="P18"><text:text-input text:description="assistenciaContratada">${assistenciaContratada!}</text:text-input></text:p>
          </table:table-cell>
          <table:table-cell table:style-name="Tabela6.A2" office:value-type="string">
            <text:p text:style-name="P18"><text:text-input text:description="telefoneAcionamento">${telefoneAcionamento!}</text:text-input></text:p>
          </table:table-cell>
          <table:table-cell table:style-name="Tabela6.C2" office:value-type="string">
            <text:p text:style-name="P6"/>
          </table:table-cell>
        </table:table-row>
      </table:table>
      <text:p text:style-name="P8"/>
      <text:p text:style-name="P19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114cm" style:type="center"/>
          <style:tab-stop style:position="18.23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253de5"/>
    </style:style>
    <style:style style:name="MT1" style:family="text">
      <style:text-properties fo:font-size="11pt" officeooo:rsid="000bf71a" style:font-size-asian="11pt" style:font-size-complex="11pt"/>
    </style:style>
    <style:style style:name="MT2" style:family="text">
      <style:text-properties fo:font-size="11pt" officeooo:rsid="002e0fe0" style:font-size-asian="11pt" style:font-size-complex="11pt"/>
    </style:style>
    <style:style style:name="MT3" style:family="text">
      <style:text-properties fo:font-size="11pt" fo:font-weight="bold" officeooo:rsid="000bf71a" style:font-size-asian="11pt" style:font-weight-asian="bold" style:font-size-complex="11pt" style:font-weight-complex="bold"/>
    </style:style>
    <style:style style:name="MT4" style:family="text">
      <style:text-properties style:text-line-through-style="none" style:text-line-through-type="none" style:font-name="arial" fo:font-size="11pt" style:text-underline-style="none" fo:font-weight="bold" officeooo:rsid="000bf71a" style:text-blinking="false" style:font-size-asian="11pt" style:font-weight-asian="bold" style:font-size-complex="11pt" style:font-weight-complex="bold"/>
    </style:style>
    <style:style style:name="MT5" style:family="text">
      <style:text-properties style:text-line-through-style="none" style:text-line-through-type="none" style:font-name="arial" fo:font-size="11pt" style:text-underline-style="none" fo:font-weight="normal" officeooo:rsid="000bf71a" style:text-blinking="false" style:font-size-asian="11pt" style:font-size-complex="11pt"/>
    </style:style>
    <style:style style:name="MT6" style:family="text">
      <style:text-properties style:text-line-through-style="none" style:text-line-through-type="none" style:font-name="arial" fo:font-size="12pt" style:text-underline-style="none" fo:font-weight="normal" officeooo:rsid="000bf71a" style:text-blinking="false" style:font-size-asian="12pt" style:font-size-complex="12pt"/>
    </style:style>
    <style:style style:name="MT7" style:family="text">
      <style:text-properties style:text-line-through-style="none" style:text-line-through-type="none" style:font-name="arial" fo:font-size="10pt" style:text-underline-style="none" fo:font-weight="normal" officeooo:rsid="000bf71a" style:text-blinking="fals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0.794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PÓLICE DE SEGURO </text:span><text:span text:style-name="MT2">DE VIDA </text:span><text:span text:style-name="MT3">Nº </text:span><text:span text:style-name="MT3"><text:text-input text:description="policyNumber">${policyNumber!}</text:text-input></text:span><text:span text:style-name="MT4"><text:s/></text:span><text:span text:style-name="MT5">– THALLYS SEGUROS S/A</text:span><text:span text:style-name="MT6"> </text:span><text:span text:style-name="MT7">SEGURO</text:span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6T09:08:11.718000000</meta:creation-date>
    <dc:date>2024-06-11T11:53:58.963000000</dc:date>
    <meta:editing-duration>PT4H2M22S</meta:editing-duration>
    <meta:editing-cycles>38</meta:editing-cycles>
    <meta:generator>LibreOffice/7.6.7.2$Windows_X86_64 LibreOffice_project/dd47e4b30cb7dab30588d6c79c651f218165e3c5</meta:generator>
    <meta:document-statistic meta:table-count="7" meta:image-count="0" meta:object-count="0" meta:page-count="2" meta:paragraph-count="67" meta:word-count="295" meta:character-count="2081" meta:non-whitespace-character-count="1953"/>
  </office:meta>
</office:document-meta>
</file>